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863cm"/>
    </style:style>
    <style:style style:name="Tabla1.B" style:family="table-column">
      <style:table-column-properties style:column-width="3.953cm"/>
    </style:style>
    <style:style style:name="Tabla1.C" style:family="table-column">
      <style:table-column-properties style:column-width="7.779cm"/>
    </style:style>
    <style:style style:name="Ta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fo:break-before="page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fo:break-before="page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357cm" fo:margin-left="0.019cm" table:align="left"/>
    </style:style>
    <style:style style:name="Tabla4.A" style:family="table-column">
      <style:table-column-properties style:column-width="4.868cm"/>
    </style:style>
    <style:style style:name="Tabla4.B" style:family="table-column">
      <style:table-column-properties style:column-width="12.488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357cm" fo:margin-left="0.019cm" table:align="left"/>
    </style:style>
    <style:style style:name="Tabla8.A" style:family="table-column">
      <style:table-column-properties style:column-width="8.678cm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357cm" fo:margin-left="0.019cm" table:align="left"/>
    </style:style>
    <style:style style:name="Tabla10.A" style:family="table-column">
      <style:table-column-properties style:column-width="8.678cm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9" style:family="table">
      <style:table-properties style:width="17.59cm" fo:break-before="page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tabtext">
      <style:paragraph-properties fo:margin-left="0cm" fo:margin-right="0cm" fo:margin-top="0.499cm" fo:margin-bottom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tabtext"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margin-top="0.499cm" fo:margin-bottom="0cm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left="0.485cm" fo:margin-right="0.009cm" fo:text-indent="0cm" style:auto-text-indent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tabtext">
      <style:text-properties style:text-underline-style="solid" style:text-underline-width="auto" style:text-underline-color="font-color"/>
    </style:style>
    <style:style style:name="P14" style:family="paragraph" style:parent-style-name="tabtext">
      <style:paragraph-properties fo:margin-left="0cm" fo:margin-right="0cm" fo:text-indent="0cm" style:auto-text-indent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7e002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2pt" fo:font-weight="bold" style:font-weight-asian="bold" style:font-weight-complex="bold"/>
    </style:style>
    <style:style style:name="T6" style:family="text">
      <style:text-properties style:font-name="Courier New" fo:font-size="12pt"/>
    </style:style>
    <style:style style:name="T7" style:family="text">
      <style:text-properties style:font-name="Times New Roman" fo:font-size="12pt"/>
    </style:style>
    <style:style style:name="T8" style:family="text">
      <style:text-properties fo:color="#7e0021" style:font-name="Times New Roman" fo:font-size="12pt"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1.011cm" fo:padding-top="0.101cm" fo:padding-bottom="0.101cm" fo:padding-left="0.199cm" fo:padding-right="0.199cm" draw:shadow="visible" draw:shadow-offset-x="0.101cm" draw:shadow-offset-y="0.10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Lib/menu</text:p>
      <text:p text:style-name="P3"><draw:frame text:anchor-type="char" draw:z-index="0" draw:style-name="gr1" draw:text-style-name="P18" svg:width="10.743cm" svg:height="1.213cm" svg:x="3.251cm" svg:y="0.316cm"><draw:text-box><text:p text:style-name="P17"><text:span text:style-name="T5">MenuFactory</text:span><text:span text:style-name="T6"> </text:span><text:span text:style-name="T7">según el </text:span><text:span text:style-name="T8">Rol</text:span><text:span text:style-name="T7"> del usuario registrado, genera la clase </text:span><text:span text:style-name="T8">Menu</text:span><text:span text:style-name="T7"> asociada, mostrando la respectiva </text:span><text:span text:style-name="T8">template</text:span><text:span text:style-name="T7">.</text:span></text:p></draw:text-box></draw:frame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Rol/Tipo</text:p>
          </table:table-cell>
          <table:table-cell table:style-name="Tabla1.A1" office:value-type="string">
            <text:p text:style-name="P6">Clase Menu</text:p>
          </table:table-cell>
          <table:table-cell table:style-name="Tabla1.C1" office:value-type="string">
            <text:p text:style-name="P6">Template</text:p>
          </table:table-cell>
        </table:table-row>
        <table:table-row>
          <table:table-cell table:style-name="Tabla1.A2" office:value-type="string">
            <text:p text:style-name="Table_20_Contents">COD_TIPO_ESTUDIANTE</text:p>
          </table:table-cell>
          <table:table-cell table:style-name="Tabla1.A2" office:value-type="string">
            <text:p text:style-name="Table_20_Contents">EstudianteMenu</text:p>
          </table:table-cell>
          <table:table-cell table:style-name="Tabla1.C2" office:value-type="string">
            <text:p text:style-name="Table_20_Contents">templates/_public/pages/menu/estudiante</text:p>
          </table:table-cell>
        </table:table-row>
        <table:table-row>
          <table:table-cell table:style-name="Tabla1.A2" office:value-type="string">
            <text:p text:style-name="Table_20_Contents">COD_TIPO_DOCENTE</text:p>
          </table:table-cell>
          <table:table-cell table:style-name="Tabla1.A2" office:value-type="string">
            <text:p text:style-name="Table_20_Contents">DocenteMenu</text:p>
          </table:table-cell>
          <table:table-cell table:style-name="Tabla1.C2" office:value-type="string">
            <text:p text:style-name="Table_20_Contents">templates/_public/pages/menu/docente</text:p>
          </table:table-cell>
        </table:table-row>
        <table:table-row>
          <table:table-cell table:style-name="Tabla1.A2" office:value-type="string">
            <text:p text:style-name="Table_20_Contents">COD_TIPO_VISITANTE_1</text:p>
          </table:table-cell>
          <table:table-cell table:style-name="Tabla1.A2" office:value-type="string">
            <text:p text:style-name="Table_20_Contents">VistanteMenu</text:p>
          </table:table-cell>
          <table:table-cell table:style-name="Tabla1.C2" office:value-type="string">
            <text:p text:style-name="Table_20_Contents">templates/_public/pages/menu/visitante</text:p>
          </table:table-cell>
        </table:table-row>
        <table:table-row>
          <table:table-cell table:style-name="Tabla1.A2" office:value-type="string">
            <text:p text:style-name="Table_20_Contents">COD_TIPO_ADMIN</text:p>
          </table:table-cell>
          <table:table-cell table:style-name="Tabla1.A2" office:value-type="string">
            <text:p text:style-name="Table_20_Contents">AdminMenu</text:p>
          </table:table-cell>
          <table:table-cell table:style-name="Tabla1.C2" office:value-type="string">
            <text:p text:style-name="Table_20_Contents">templates/_public/pages/menu/admin</text:p>
          </table:table-cell>
        </table:table-row>
        <table:table-row>
          <table:table-cell table:style-name="Tabla1.A2" office:value-type="string">
            <text:p text:style-name="Table_20_Contents">COD_TIPO_MONITOR</text:p>
          </table:table-cell>
          <table:table-cell table:style-name="Tabla1.A2" office:value-type="string">
            <text:p text:style-name="Table_20_Contents">AdminMenu</text:p>
          </table:table-cell>
          <table:table-cell table:style-name="Tabla1.C2" office:value-type="string">
            <text:p text:style-name="Table_20_Contents">templates/_public/pages/menu/admin</text:p>
          </table:table-cell>
        </table:table-row>
        <table:table-row>
          <table:table-cell table:style-name="Tabla1.A2" office:value-type="string">
            <text:p text:style-name="Table_20_Contents">COD_TIPO_COORDINADOR</text:p>
          </table:table-cell>
          <table:table-cell table:style-name="Tabla1.A2" office:value-type="string">
            <text:p text:style-name="Table_20_Contents">CoordinadorMenu</text:p>
          </table:table-cell>
          <table:table-cell table:style-name="Tabla1.C2" office:value-type="string">
            <text:p text:style-name="Table_20_Contents">templates/_public/pages/menu/admin</text:p>
          </table:table-cell>
        </table:table-row>
        <table:table-row>
          <table:table-cell table:style-name="Tabla1.A2" office:value-type="string">
            <text:p text:style-name="Table_20_Contents">COD_TIPO_DIGITA_ICFES</text:p>
          </table:table-cell>
          <table:table-cell table:style-name="Tabla1.A2" office:value-type="string">
            <text:p text:style-name="Table_20_Contents">DigitaIcfesMenu</text:p>
          </table:table-cell>
          <table:table-cell table:style-name="Tabla1.C2" office:value-type="string">
            <text:p text:style-name="Table_20_Contents">templates/_public/pages/menu/digita_icfes</text:p>
          </table:table-cell>
        </table:table-row>
        <table:table-row>
          <table:table-cell table:style-name="Tabla1.A2" office:value-type="string">
            <text:p text:style-name="Table_20_Contents">COD_TIPO_ROOT</text:p>
          </table:table-cell>
          <table:table-cell table:style-name="Tabla1.A2" office:value-type="string">
            <text:p text:style-name="Table_20_Contents">RootMenu</text:p>
          </table:table-cell>
          <table:table-cell table:style-name="Tabla1.C2" office:value-type="string">
            <text:p text:style-name="Table_20_Contents">templates/_public/pages/menu/admin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AppLoader</text:p>
          </table:table-cell>
        </table:table-row>
        <table:table-row>
          <table:table-cell table:style-name="Tabla2.A2" office:value-type="string">
            <text:p text:style-name="P4">Carga archivos para la ejecucion de la aplicacion</text:p>
          </table:table-cell>
        </table:table-row>
        <table:table-row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8">load($files)</text:p>
            <text:p text:style-name="tabtext">carga el archivo <text:span text:style-name="T2">$file</text:span> ubicados en la carpeta <text:span text:style-name="T4">libs</text:span></text:p>
            <text:p text:style-name="P10">load_helper($file)</text:p>
            <text:p text:style-name="P9">carga archivos ubicados en la carpeta <text:span text:style-name="T4">helpers</text:span></text:p>
            <text:p text:style-name="P10">load_config($file)</text:p>
            <text:p text:style-name="P9">carga archivos ubicados en la carpeta <text:s/><text:span text:style-name="T4">config</text:span></text:p>
            <text:p text:style-name="P10">load_model($file)</text:p>
            <text:p text:style-name="P9">carga archivos ubicados en la carpeta <text:s/><text:span text:style-name="T4">models</text:span></text:p>
            <text:p text:style-name="P10">load_controller($controller)</text:p>
            <text:p text:style-name="P9">carga el controlador asociado a <text:span text:style-name="T3">$controller</text:span></text:p>
            <text:p text:style-name="P10">load_file($file)</text:p>
            <text:p text:style-name="P9">carga archivos la raíz de la aplicación.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AppUser</text:p>
          </table:table-cell>
        </table:table-row>
        <table:table-row>
          <table:table-cell table:style-name="Tabla3.A2" office:value-type="string">
            <text:p text:style-name="P4">Validacion del usuario</text:p>
          </table:table-cell>
        </table:table-row>
        <table:table-row>
          <table:table-cell table:style-name="Tabla3.A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">-attributes:Array</text:p>
                </table:table-cell>
                <table:table-cell table:style-name="Tabla4.B1" office:value-type="string">
                  <text:p text:style-name="P11">listado de atributos del usuario</text:p>
                </table:table-cell>
              </table:table-row>
              <table:table-row>
                <table:table-cell table:style-name="Tabla4.A2" office:value-type="string">
                  <text:p text:style-name="P5">-credentials:Array</text:p>
                </table:table-cell>
                <table:table-cell table:style-name="Tabla4.B2" office:value-type="string">
                  <text:p text:style-name="P11">listado de credenciales del usuario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3.A2" office:value-type="string">
            <text:p text:style-name="ambit_5f_text">constructor:</text:p>
            <text:p text:style-name="P12">AppUser()</text:p>
            <text:p text:style-name="tabtext">trae la informacion basica del usuario</text:p>
            <text:p text:style-name="ambit_5f_text">private:</text:p>
            <text:p text:style-name="P12">_autoloadCredentials()</text:p>
            <text:p text:style-name="P9">valida las credenciales del usuario</text:p>
            <text:p text:style-name="ambit_5f_text">public:</text:p>
            <text:p text:style-name="P12">addCredential()<text:span text:style-name="T1"> </text:span></text:p>
            <text:p text:style-name="tabtext">Agrega una credencial al usuario</text:p>
            <text:p text:style-name="P12">cedulaIn()</text:p>
            <text:p text:style-name="tabtext">valida si la cedula pertenece a un usuario</text:p>
            <text:p text:style-name="P12">get()</text:p>
            <text:p text:style-name="tabtext">Retorna el valor de uno de los campos del usuario</text:p>
            <text:p text:style-name="P12">getAttribute()</text:p>
            <text:p text:style-name="tabtext">Retorna un atributo indicado del usuarrio</text:p>
            <text:p text:style-name="P12">getCedula()</text:p>
            <text:p text:style-name="tabtext">retorna la cedula del usuario</text:p>
            <text:p text:style-name="P12">getId()</text:p>
            <text:p text:style-name="tabtext">Retorna el codigo interno del usuario</text:p>
            <text:p text:style-name="P12">getRoleId()</text:p>
            <text:p text:style-name="tabtext">Retorna el codigo del rol del usuario</text:p>
            <text:p text:style-name="P12">hasCredential()</text:p>
            <text:p text:style-name="tabtext">Verifica si el usuario posee la credencial indicada</text:p>
            <text:p text:style-name="P12">in()</text:p>
            <text:p text:style-name="tabtext">valida si la cedula o rol pertenece a un usuario</text:p>
            <text:p text:style-name="P12">is()</text:p>
            <text:p text:style-name="tabtext">Verifica si el usuario posee uno de los roles indicados</text:p>
            <text:p text:style-name="P12">isAdmin()</text:p>
            <text:p text:style-name="tabtext">Valida si el usuario registrado es ADMINISTRADOR (ROOT | ADMIN | MONITOR)</text:p>
            <text:p text:style-name="P12">isBgUser()</text:p>
            <text:p text:style-name="tabtext">identifica si el root esta logeado como otro usuario </text:p>
            <text:p text:style-name="P12">isCoordinator()</text:p>
            <text:p text:style-name="tabtext">Valida si el usuario registrado es COORDINADOR</text:p>
            <text:p text:style-name="P12">isIcfesTyper()</text:p>
            <text:p text:style-name="tabtext">Valida si el usuario registrado es DIGITA_ICFES</text:p>
            <text:p text:style-name="P12">isMonitor()</text:p>
            <text:p text:style-name="tabtext">Valida si el usuario registrado es MONITOR</text:p>
            <text:p text:style-name="P12">isRoot()</text:p>
            <text:p text:style-name="tabtext">Valida si el usuario registrado es ROOT</text:p>
            <text:p text:style-name="P12">isStudent()</text:p>
            <text:p text:style-name="tabtext"><text:soft-page-break/>Valida si el usuario registrado es ESTUDIANTE</text:p>
            <text:p text:style-name="P12">isSuperAdmin()</text:p>
            <text:p text:style-name="tabtext">Valida si el usuario registrado es SUPER ADMINISTRADOR (ROOT | ADMIN)</text:p>
            <text:p text:style-name="P12">isTutor()</text:p>
            <text:p text:style-name="tabtext">Valida si el usuario registrado es DOCENTE</text:p>
            <text:p text:style-name="P12">isVisitor1()</text:p>
            <text:p text:style-name="tabtext">alida si el usuario registrado es VISITANTE</text:p>
            <text:p text:style-name="P12">removeCredential()<text:span text:style-name="T1"> </text:span></text:p>
            <text:p text:style-name="tabtext">Remueve una credencial al usuario</text:p>
            <text:p text:style-name="P12">setAttribute()</text:p>
            <text:p text:style-name="tabtext">Define y asigna un atributo al usuario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WebRequest</text:p>
          </table:table-cell>
        </table:table-row>
        <table:table-row>
          <table:table-cell table:style-name="Tabla5.A2" office:value-type="string">
            <text:p text:style-name="P4">Representa una solicitud enviada al servidor.</text:p>
            <text:p text:style-name="P4">Ofrece métodos utiles asociados a cada Request enviado al Servidor.</text:p>
          </table:table-cell>
        </table:table-row>
        <table:table-row>
          <table:table-cell table:style-name="Tabla5.A2" office:value-type="string">
            <text:p text:style-name="Table_20_Contents"/>
          </table:table-cell>
        </table:table-row>
        <table:table-row>
          <table:table-cell table:style-name="Tabla5.A2" office:value-type="string">
            <text:p text:style-name="P5">getMethod() </text:p>
            <text:p text:style-name="P9">Retorna el metodo empleado por el Request</text:p>
            <text:p text:style-name="P5">_sanitize()</text:p>
            <text:p text:style-name="tabtext"><text:s/><text:span text:style-name="T1">vacia el arreglo que contien el controlador y la accion</text:span></text:p>
            <text:p text:style-name="P5">getAllParams() </text:p>
            <text:p text:style-name="P9">recupera todos los paramnetos enviados por el get</text:p>
            <text:p text:style-name="P5">getGetParam() </text:p>
            <text:p text:style-name="P9">recupera le valor del paramatro selecionado que se encuetra en el GET</text:p>
            <text:p text:style-name="P5">getGetParams() </text:p>
            <text:p text:style-name="P9">retorna el get</text:p>
            <text:p text:style-name="P5"><text:s/>getParam() </text:p>
            <text:p text:style-name="P9">retorna el request con un valor por defecto si los parametros de este son null</text:p>
            <text:p text:style-name="P5">getPostParam()<text:span text:style-name="T1"> </text:span></text:p>
            <text:p text:style-name="P9">ecupera le valor del paramatro selecionado que se encuetra en el POST</text:p>
            <text:p text:style-name="P5">getPostParams()</text:p>
            <text:p text:style-name="tabtext"><text:s/><text:span text:style-name="T1">retorna el post</text:span></text:p>
            <text:p text:style-name="P5">hasParam()</text:p>
            <text:p text:style-name="P9">valida si el Request esta definido o no..retorna true o false</text:p>
            <text:p text:style-name="P5">isGET()</text:p>
            <text:p text:style-name="P9">Indica si el metodo empleado por el Request es GET</text:p>
            <text:p text:style-name="P5">isPOST()</text:p>
            <text:p text:style-name="P9">Indica si el metodo empleado por el Request es POST</text:p>
            <text:p text:style-name="P5">isXHR()</text:p>
            <text:p text:style-name="P9">Indica si la solicitud es enviada a traves de XMLHttpRequest (Ajax)</text:p>
          </table:table-cell>
        </table:table-row>
        <table:table-row>
          <table:table-cell table:style-name="Tabla5.A2" office:value-type="string">
            <text:p text:style-name="P5"/>
          </table:table-cell>
        </table:table-row>
      </table:table>
      <text:p text:style-name="Standard"/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7">AppConst</text:p>
          </table:table-cell>
        </table:table-row>
        <table:table-row>
          <table:table-cell table:style-name="Tabla7.A2" office:value-type="string">
            <text:p text:style-name="P4">Almacena constantes del sistema</text:p>
          </table:table-cell>
        </table:table-row>
        <table:table-row>
          <table:table-cell table:style-name="Tabla7.A2" office:value-type="string">
            <table:table table:name="Tabla8" table:style-name="Tabla8">
              <table:table-column table:style-name="Tabla8.A" table:number-columns-repeated="2"/>
              <table:table-row>
                <table:table-cell table:style-name="Tabla8.A1" office:value-type="string">
                  <text:p text:style-name="P5">Private <text:s/>_settings:array()</text:p>
                </table:table-cell>
                <table:table-cell table:style-name="Tabla8.B1" office:value-type="string">
                  <text:p text:style-name="Table_20_Contents"><text:s/>Almacena las constantes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7.A2" office:value-type="string">
            <text:p text:style-name="P5">Get() </text:p>
            <text:p text:style-name="tabtext">devuelve un valor asociado a la llave </text:p>
            <text:p text:style-name="P5">set() </text:p>
            <text:p text:style-name="tabtext">lamacena en un arrgelo un valor <text:s/>en su respectiva llave </text:p>
            <text:p text:style-name="tabtext"/>
            <text:p text:style-name="P14"/>
          </table:table-cell>
        </table:table-row>
      </table:table>
      <text:p text:style-name="Standard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AppConfig</text:p>
          </table:table-cell>
        </table:table-row>
        <table:table-row>
          <table:table-cell table:style-name="Tabla6.A2" office:value-type="string">
            <text:p text:style-name="P4">Maneg las configuraciones del sistema</text:p>
          </table:table-cell>
        </table:table-row>
        <table:table-row>
          <table:table-cell table:style-name="Tabla6.A2" office:value-type="string">
            <table:table table:name="Tabla10" table:style-name="Tabla10">
              <table:table-column table:style-name="Tabla10.A" table:number-columns-repeated="2"/>
              <table:table-row>
                <table:table-cell table:style-name="Tabla10.A1" office:value-type="string">
                  <text:p text:style-name="P5"/>
                </table:table-cell>
                <table:table-cell table:style-name="Tabla10.B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6.A2" office:value-type="string">
            <text:p text:style-name="P5">Get() </text:p>
            <text:p text:style-name="P16">obtinene el valor de configuracion para un <text:s/>usuario de la bases de datos</text:p>
            <text:p text:style-name="P5">set() </text:p>
            <text:p text:style-name="P16">alamcena configuraciones del sistema en la bases de <text:s/>datos en la tabla sys_configuraciones</text:p>
          </table:table-cell>
        </table:table-row>
      </table:table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P7">Logger</text:p>
          </table:table-cell>
        </table:table-row>
        <table:table-row>
          <table:table-cell table:style-name="Tabla9.A2" office:value-type="string">
            <text:p text:style-name="P4">Muestra mensajes del sistema</text:p>
          </table:table-cell>
        </table:table-row>
        <table:table-row>
          <table:table-cell table:style-name="Tabla9.A2" office:value-type="string">
            <text:p text:style-name="Table_20_Contents"/>
          </table:table-cell>
        </table:table-row>
        <table:table-row>
          <table:table-cell table:style-name="Tabla9.A2" office:value-type="string">
            <text:p text:style-name="P5">Logger()</text:p>
            <text:p text:style-name="tabtext">constructor</text:p>
            <text:p text:style-name="tabtext">crea un arreglo para almacenar las consultas sql que son realizadas al <text:s/>momento que una vista muestra informacion que requiere de hacer consultas a la base de datos</text:p>
            <text:p text:style-name="P5">log() <text:s/></text:p>
            <text:p text:style-name="tabtext">retorna el tipo o nivel de mensaje + dia y la hora + tipo o nivel de mensaje + mensaje</text:p>
            <text:p text:style-name="P13"/>
            <text:p text:style-name="P5">debug()</text:p>
            <text:p text:style-name="tabtext">define el tipo de mensaje DEBUG</text:p>
            <text:p text:style-name="P5">info()</text:p>
            <text:p text:style-name="tabtext">define el tipo de mensaje INFO</text:p>
            <text:p text:style-name="P5">warn()</text:p>
            <text:p text:style-name="tabtext">define el tipo de mensaje WARN</text:p>
            <text:p text:style-name="P5">error()</text:p>
            <text:p text:style-name="tabtext">define el tipo de mensaje ERROR</text:p>
            <text:p text:style-name="P5">fatal()</text:p>
            <text:p text:style-name="tabtext">define el tipo de mensaje FATAL</text:p>
            <text:p text:style-name="P5">sql()</text:p>
            <text:p text:style-name="tabtext">define el tipo de mensaje SQL</text:p>
            <text:p text:style-name="P5">register_query()</text:p>
            <text:p text:style-name="tabtext">almacena las consultas que se hacen a la base de datos</text:p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text" style:family="paragraph" style:parent-style-name="Table_20_Contents">
      <style:paragraph-properties fo:margin-left="2cm" fo:margin-right="0cm" fo:text-indent="0cm" style:auto-text-indent="false"/>
      <style:text-properties style:font-size-asian="10.5pt"/>
    </style:style>
    <style:style style:name="ambit_5f_text" style:display-name="ambit_text" style:family="paragraph" style:parent-style-name="tabtext" style:master-page-name="">
      <style:paragraph-properties fo:margin-left="0cm" fo:margin-right="0cm" fo:margin-top="0cm" fo:margin-bottom="0.199cm" fo:text-indent="0cm" style:auto-text-indent="false" style:page-number="auto" fo:padding="0cm" fo:border-left="none" fo:border-right="none" fo:border-top="none" fo:border-bottom="0.002cm solid #000000" style:shadow="#808080 0.049cm 0.049cm"/>
      <style:text-properties fo:color="#808080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AE-Desarrollo </meta:initial-creator>
    <meta:creation-date>2011-06-14T08:38:19</meta:creation-date>
    <dc:date>2011-06-16T11:24:19</dc:date>
    <dc:creator>OAE-Desarrollo </dc:creator>
    <meta:editing-duration>PT5H47M12S</meta:editing-duration>
    <meta:editing-cycles>20</meta:editing-cycles>
    <meta:generator>LibreOffice/3.3$Linux LibreOffice_project/330m19$Build-6</meta:generator>
    <meta:document-statistic meta:table-count="10" meta:image-count="0" meta:object-count="0" meta:page-count="8" meta:paragraph-count="161" meta:word-count="623" meta:character-count="4386"/>
  </office:meta>
</office:document-meta>
</file>